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1" style:family="paragraph" style:parent-style-name="Text_20_body" style:list-style-name="L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7" style:family="paragraph" style:parent-style-name="Text_20_body" style:list-style-name="L7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1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1bbdee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5in"/>
      </text:list-level-style-number>
      <text:list-level-style-bullet text:level="2" text:style-name="Bullet_20_Symbols" loext:num-list-format="%2%." style:num-suffix="." text:bullet-char="•">
        <style:list-level-properties text:space-before="0.2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5in"/>
      </text:list-level-style-number>
      <text:list-level-style-number text:level="2" text:style-name="Numbering_20_Symbols" loext:num-list-format="%2%." style:num-suffix="." style:num-format="1">
        <style:list-level-properties text:space-before="1.03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53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02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51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00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99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48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97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6">What is ROUGE-N?</text:span></text:span><text:span text:style-name="T4"><text:line-break/>ROUGE-N (Recall-Oriented Understudy for Gisting Evaluation) is a fundamental metric for evaluating how well a machine-generated summary matches human-written reference summaries. It works by comparing the overlap of word sequences (n-grams) between the generated and reference texts.</text:span></text:p>
      <text:p text:style-name="P2"><text:span text:style-name="Strong_20_Emphasis"><text:span text:style-name="T6">How It Works:</text:span></text:span></text:p>
      <text:p text:style-name="P3"><text:span text:style-name="Strong_20_Emphasis"><text:span text:style-name="T5">1- </text:span></text:span><text:span text:style-name="Strong_20_Emphasis"><text:span text:style-name="T4">N-gram Matching</text:span></text:span><text:span text:style-name="T4">: Counts how many word sequences of length N (single words, word pairs, etc.) appear in both texts</text:span></text:p>
      <text:p text:style-name="P4"><text:span text:style-name="Strong_20_Emphasis"><text:span text:style-name="T5">2- </text:span></text:span><text:span text:style-name="Strong_20_Emphasis"><text:span text:style-name="T4">Three Key Scores</text:span></text:span><text:span text:style-name="T4">:</text:span></text:p>
      <text:list xml:id="list2119032505" text:style-name="L1">
        <text:list-item>
          <text:list>
            <text:list-item>
              <text:p text:style-name="P5"><text:span text:style-name="Emphasis"><text:span text:style-name="T4">Recall</text:span></text:span><text:span text:style-name="T4">: What percentage of reference n-grams appear in the generated text?</text:span></text:p>
            </text:list-item>
            <text:list-item>
              <text:p text:style-name="P5"><text:span text:style-name="Emphasis"><text:span text:style-name="T4">Precision</text:span></text:span><text:span text:style-name="T4">: What percentage of generated n-grams appear in the reference?</text:span></text:p>
            </text:list-item>
            <text:list-item>
              <text:p text:style-name="P5"><text:span text:style-name="Emphasis"><text:span text:style-name="T4">F1 Score</text:span></text:span><text:span text:style-name="T4">: The harmonic mean balancing recall and precision</text:span></text:p>
              <text:p text:style-name="P5"><text:span text:style-name="T4"/></text:p>
            </text:list-item>
          </text:list>
        </text:list-item>
      </text:list>
      <text:p text:style-name="P2"><text:span text:style-name="Strong_20_Emphasis"><text:span text:style-name="T6">Practical Example:</text:span></text:span></text:p>
      <text:p text:style-name="P2"><text:span text:style-name="Strong_20_Emphasis"><text:span text:style-name="T4">- Human Reference Summary:</text:span></text:span><text:span text:style-name="T4"><text:line-break/><text:tab/>"The quick brown fox jumps over the lazy dog."</text:span></text:p>
      <text:p text:style-name="P2"><text:span text:style-name="Strong_20_Emphasis"><text:span text:style-name="T4">- Machine-Generated Summary:</text:span></text:span><text:span text:style-name="T4"><text:line-break/><text:tab/>"A fast brown fox leaps over a sleepy dog."</text:span></text:p>
      <text:p text:style-name="P2"><text:span text:style-name="Strong_20_Emphasis"><text:span text:style-name="T6">ROUGE-1</text:span></text:span><text:span text:style-name="Strong_20_Emphasis"><text:span text:style-name="T4"> (Single Words) Analysis:</text:span></text:span></text:p>
      <text:list xml:id="list3628802864" text:style-name="L2">
        <text:list-item>
          <text:p text:style-name="P6"><text:span text:style-name="T4">Matching words: brown, fox, over, dog (4 words)</text:span></text:p>
        </text:list-item>
        <text:list-item>
          <text:p text:style-name="P12">Reference has 8 unique words → Recall = 4/8 = 50%</text:p>
        </text:list-item>
        <text:list-item>
          <text:p text:style-name="P12">Generated has 8 unique words → Precision = 4/8 = 50%</text:p>
        </text:list-item>
        <text:list-item>
          <text:p text:style-name="P12">F1 Score = 50%</text:p>
        </text:list-item>
      </text:list>
      <text:p text:style-name="P2"><text:span text:style-name="Strong_20_Emphasis"><text:span text:style-name="T6">ROUGE-2</text:span></text:span><text:span text:style-name="Strong_20_Emphasis"><text:span text:style-name="T4"> (Word Pairs) Analysis:</text:span></text:span></text:p>
      <text:list xml:id="list336066399" text:style-name="L3">
        <text:list-item>
          <text:p text:style-name="P7"><text:span text:style-name="T4">Matching word pairs: "brown fox", "over the" (2 pairs)</text:span></text:p>
        </text:list-item>
        <text:list-item>
          <text:p text:style-name="P13"><text:soft-page-break/>Reference has 7 bigrams → Recall = 2/7 ≈ 29%</text:p>
        </text:list-item>
        <text:list-item>
          <text:p text:style-name="P13">Generated has 7 bigrams → Precision = 2/7 ≈ 29%</text:p>
        </text:list-item>
        <text:list-item>
          <text:p text:style-name="P13">F1 Score ≈ 29%</text:p>
        </text:list-item>
      </text:list>
      <text:p text:style-name="P2"><text:span text:style-name="Strong_20_Emphasis"><text:span text:style-name="T6">Key Insights from This Example:</text:span></text:span></text:p>
      <text:list xml:id="list2442605648" text:style-name="L4">
        <text:list-item>
          <text:p text:style-name="P8"><text:span text:style-name="T4">The system captured some core elements (fox, dog, jumping action)</text:span></text:p>
        </text:list-item>
        <text:list-item>
          <text:p text:style-name="P14">Missed exact phrasing ("quick" vs "fast", "jumps" vs "leaps")</text:p>
        </text:list-item>
        <text:list-item>
          <text:p text:style-name="P14">Shows ROUGE's limitation with synonyms - similar meaning but different words</text:p>
        </text:list-item>
      </text:list>
      <text:p text:style-name="P2"><text:span text:style-name="Strong_20_Emphasis"><text:span text:style-name="T6">When to Use ROUGE-N:</text:span></text:span></text:p>
      <text:list xml:id="list38011200" text:style-name="L5">
        <text:list-item>
          <text:p text:style-name="P9"><text:span text:style-name="T4">Best for evaluating content coverage in summarization</text:span></text:p>
        </text:list-item>
        <text:list-item>
          <text:p text:style-name="P15">Most commonly used: ROUGE-1 (words) and ROUGE-2 (word pairs)</text:p>
        </text:list-item>
        <text:list-item>
          <text:p text:style-name="P15">Standard in research papers and competitions</text:p>
        </text:list-item>
      </text:list>
      <text:p text:style-name="P2"><text:span text:style-name="Strong_20_Emphasis"><text:span text:style-name="T6">Important Limitations:</text:span></text:span></text:p>
      <text:list xml:id="list2124696981" text:style-name="L6">
        <text:list-item>
          <text:p text:style-name="P10"><text:span text:style-name="T4">Doesn't understand meaning or synonyms</text:span></text:p>
        </text:list-item>
        <text:list-item>
          <text:p text:style-name="P16">Favors longer summaries (higher recall)</text:p>
        </text:list-item>
        <text:list-item>
          <text:p text:style-name="P16">Doesn't evaluate grammar or coherence</text:p>
        </text:list-item>
      </text:list>
      <text:p text:style-name="P2"><text:span text:style-name="Strong_20_Emphasis"><text:span text:style-name="T6">Practical Advice:</text:span></text:span></text:p>
      <text:list xml:id="list951546183" text:style-name="L7">
        <text:list-item>
          <text:p text:style-name="P11"><text:span text:style-name="T4">Always report both ROUGE-1 and ROUGE-2</text:span></text:p>
        </text:list-item>
        <text:list-item>
          <text:p text:style-name="P17">Include recall, precision and F1 scores</text:p>
        </text:list-item>
        <text:list-item>
          <text:p text:style-name="P11"><text:span text:style-name="T4">Combine with other metrics for complete evaluation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cstBook" svg:font-family="KacstBook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3:25:35.169233543</meta:creation-date>
    <dc:date>2025-05-11T23:30:50.359526071</dc:date>
    <meta:editing-duration>PT5M15S</meta:editing-duration>
    <meta:editing-cycles>1</meta:editing-cycles>
    <meta:document-statistic meta:table-count="0" meta:image-count="0" meta:object-count="0" meta:page-count="2" meta:paragraph-count="37" meta:word-count="322" meta:character-count="1918" meta:non-whitespace-character-count="1654"/>
    <meta:generator>LibreOffice/7.3.7.2$Linux_X86_64 LibreOffice_project/30$Build-2</meta:generator>
  </office:meta>
</office:document-meta>
</file>